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00dcff" draw:opacity="20%" draw:textarea-horizontal-align="center" draw:textarea-vertical-align="middle" draw:shadow-opacity="20%"/>
    </style:style>
    <style:style style:name="gr2" style:family="graphic" style:parent-style-name="standard">
      <style:graphic-properties draw:fill-color="#3deb3d" draw:opacity="20%" draw:textarea-horizontal-align="center" draw:textarea-vertical-align="middle" draw:shadow-opacity="20%"/>
    </style:style>
    <style:style style:name="gr3" style:family="graphic" style:parent-style-name="standard">
      <style:graphic-properties draw:fill-color="#e6ff00" draw:opacity="20%" draw:textarea-horizontal-align="center" draw:textarea-vertical-align="middle" draw:shadow-opacity="20%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paragraph-properties fo:text-align="center"/>
      <style:text-properties fo:font-size="15pt" fo:font-weight="bold"/>
    </style:style>
    <style:style style:name="P5" style:family="paragraph">
      <style:paragraph-properties fo:text-align="center"/>
      <style:text-properties fo:font-size="14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tyle="italic" fo:font-weight="bold"/>
    </style:style>
    <style:style style:name="T1" style:family="text">
      <style:text-properties fo:font-weight="bold"/>
    </style:style>
    <style:style style:name="T2" style:family="text">
      <style:text-properties fo:font-size="15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tyle="italic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8cm" svg:height="7.5cm" svg:x="0.601cm" svg:y="0.923cm">
          <text:p text:style-name="P6"/>
        </draw:rect>
        <draw:rect draw:style-name="gr2" draw:text-style-name="P1" draw:layer="layout" svg:width="8cm" svg:height="7.5cm" svg:x="0.601cm" svg:y="8.923cm">
          <text:p text:style-name="P6"/>
        </draw:rect>
        <draw:rect draw:style-name="gr3" draw:text-style-name="P1" draw:layer="layout" svg:width="10cm" svg:height="15.5cm" svg:x="9.101cm" svg:y="0.923cm">
          <text:p text:style-name="P6"/>
        </draw:rect>
        <draw:rect draw:style-name="gr4" draw:text-style-name="P1" draw:id="id2" draw:layer="layout" svg:width="4cm" svg:height="4.5cm" svg:x="2.601cm" svg:y="2.923cm">
          <text:p text:style-name="P6"/>
        </draw:rect>
        <draw:rect draw:style-name="gr5" draw:text-style-name="P3" draw:layer="layout" svg:width="4cm" svg:height="1cm" svg:x="2.601cm" svg:y="2.923cm">
          <text:p text:style-name="P2"><text:span text:style-name="T1">TestCase</text:span></text:p>
        </draw:rect>
        <draw:rect draw:style-name="gr4" draw:text-style-name="P1" draw:id="id4" draw:layer="layout" svg:width="4cm" svg:height="4.5cm" svg:x="2.601cm" svg:y="10.423cm">
          <text:p text:style-name="P6"/>
        </draw:rect>
        <draw:rect draw:style-name="gr5" draw:text-style-name="P4" draw:id="id1" draw:layer="layout" svg:width="4cm" svg:height="1cm" svg:x="2.601cm" svg:y="10.423cm">
          <text:p text:style-name="P2"><text:span text:style-name="T2">WebTestCase</text:span></text:p>
        </draw:rect>
        <draw:rect draw:style-name="gr4" draw:text-style-name="P1" draw:layer="layout" svg:width="4cm" svg:height="4.5cm" svg:x="2.601cm" svg:y="18.423cm">
          <text:p text:style-name="P6"/>
        </draw:rect>
        <draw:rect draw:style-name="gr5" draw:text-style-name="P3" draw:id="id3" draw:layer="layout" svg:width="4cm" svg:height="1cm" svg:x="2.601cm" svg:y="18.423cm">
          <text:p text:style-name="P2"><text:span text:style-name="T1">MyWebTest</text:span></text:p>
        </draw:rect>
        <draw:rect draw:style-name="gr4" draw:text-style-name="P1" draw:id="id5" draw:layer="layout" svg:width="4cm" svg:height="4.5cm" svg:x="12.101cm" svg:y="6.423cm">
          <text:p text:style-name="P6"/>
        </draw:rect>
        <draw:rect draw:style-name="gr5" draw:text-style-name="P5" draw:layer="layout" svg:width="4cm" svg:height="1cm" svg:x="12.101cm" svg:y="6.423cm">
          <text:p text:style-name="P2"><text:span text:style-name="T3">HtmlUnitDialog</text:span></text:p>
        </draw:rect>
        <draw:connector draw:style-name="gr6" draw:text-style-name="P1" draw:layer="layout" draw:type="lines" svg:x1="4.601cm" svg:y1="10.423cm" svg:x2="4.601cm" svg:y2="7.423cm" draw:start-shape="id1" draw:start-glue-point="0" draw:end-shape="id2" draw:end-glue-point="2">
          <text:p text:style-name="P6"/>
        </draw:connector>
        <draw:connector draw:style-name="gr6" draw:text-style-name="P1" draw:layer="layout" draw:type="lines" svg:x1="4.601cm" svg:y1="18.423cm" svg:x2="4.601cm" svg:y2="14.923cm" draw:start-shape="id3" draw:start-glue-point="0" draw:end-shape="id4" draw:end-glue-point="2">
          <text:p text:style-name="P6"/>
        </draw:connector>
        <draw:frame draw:style-name="gr7" draw:text-style-name="P7" draw:layer="layout" svg:width="2.09cm" svg:height="0.979cm" svg:x="1.011cm" svg:y="1.423cm">
          <draw:text-box>
            <text:p text:style-name="P6"><text:span text:style-name="T4">JUnit</text:span></text:p>
          </draw:text-box>
        </draw:frame>
        <draw:frame draw:style-name="gr7" draw:text-style-name="P7" draw:layer="layout" svg:width="5.265cm" svg:height="0.979cm" svg:x="0.836cm" svg:y="8.923cm">
          <draw:text-box>
            <text:p text:style-name="P6"><text:span text:style-name="T4">JwebUnit (core)</text:span></text:p>
          </draw:text-box>
        </draw:frame>
        <draw:frame draw:style-name="gr7" draw:text-style-name="P7" draw:layer="layout" svg:width="6.297cm" svg:height="0.979cm" svg:x="9.601cm" svg:y="1.444cm">
          <draw:text-box>
            <text:p text:style-name="P6"><text:span text:style-name="T4">JWebUnit (plugins)</text:span></text:p>
          </draw:text-box>
        </draw:frame>
        <draw:rect draw:style-name="gr5" draw:text-style-name="P3" draw:id="id6" draw:layer="layout" svg:width="9.5cm" svg:height="6.5cm" svg:x="19.601cm" svg:y="5.423cm">
          <text:p text:style-name="P2"><text:span text:style-name="T1">HtmlUnit project</text:span></text:p>
        </draw:rect>
        <draw:connector draw:style-name="gr8" draw:text-style-name="P1" draw:layer="layout" draw:type="line" svg:x1="6.601cm" svg:y1="12.673cm" svg:x2="12.101cm" svg:y2="8.673cm" draw:start-shape="id4" draw:start-glue-point="1" draw:end-shape="id5" draw:end-glue-point="3">
          <text:p text:style-name="P6"/>
        </draw:connector>
        <draw:connector draw:style-name="gr9" draw:text-style-name="P1" draw:layer="layout" draw:type="line" svg:x1="16.101cm" svg:y1="8.673cm" svg:x2="19.601cm" svg:y2="8.673cm" draw:start-shape="id5" draw:start-glue-point="1" draw:end-shape="id6" draw:end-glue-point="3">
          <text:p text:style-name="P6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23cm" fo:margin-bottom="0.457cm" fo:margin-left="0.601cm" fo:margin-right="0.634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Julien Henry</meta:initial-creator>
    <meta:creation-date>2006-05-02T14:06:44</meta:creation-date>
    <dc:creator>Julien Henry</dc:creator>
    <dc:date>2006-06-26T16:18:38</dc:date>
    <dc:language>fr-FR</dc:language>
    <meta:editing-cycles>6</meta:editing-cycles>
    <meta:editing-duration>PT32M39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